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aphicsSetMix.getOrder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Mix.writeToStream( OutputStream o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GraphicsSetMix.GraphicsSetMix( byte m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Mix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aphicsSetMix.getDataLeng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